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8pt" fo:font-style="normal" style:text-underline-style="none" fo:font-weight="normal" officeooo:rsid="001a116f" officeooo:paragraph-rsid="00996c7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8pt" fo:font-style="normal" style:text-underline-style="none" fo:font-weight="normal" officeooo:rsid="001a116f" officeooo:paragraph-rsid="00ab1d3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8pt" fo:font-style="normal" style:text-underline-style="none" fo:font-weight="normal" officeooo:rsid="00ab1d3e" officeooo:paragraph-rsid="00ab1d3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" style:family="paragraph" style:parent-style-name="Standard">
      <style:paragraph-properties fo:margin-top="0.011cm" fo:margin-bottom="0.011cm" loext:contextual-spacing="false" fo:line-height="150%" fo:text-align="end" style:justify-single-word="false"/>
      <style:text-properties style:use-window-font-color="true" style:font-name="Verdana" fo:font-size="8pt" fo:font-style="normal" style:text-underline-style="none" fo:font-weight="normal" officeooo:rsid="00ab1d3e" officeooo:paragraph-rsid="00ab1d3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Verdana" fo:font-size="8pt" fo:font-style="normal" style:text-underline-style="none" fo:font-weight="normal" officeooo:rsid="00ab1d3e" officeooo:paragraph-rsid="00ab1d3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8pt" fo:font-style="normal" style:text-underline-style="none" fo:font-weight="normal" officeooo:rsid="00ac644e" officeooo:paragraph-rsid="00ab1d3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Verdana" fo:font-size="7pt" fo:font-style="normal" style:text-underline-style="none" fo:font-weight="normal" officeooo:rsid="00ab1d3e" officeooo:paragraph-rsid="00ab1d3e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8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7pt" fo:font-style="normal" style:text-underline-style="none" fo:font-weight="normal" officeooo:rsid="00ab1d3e" officeooo:paragraph-rsid="00ab1d3e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9" style:family="paragraph" style:parent-style-name="Standard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Verdana" fo:font-size="8pt" fo:font-style="normal" style:text-underline-style="none" fo:font-weight="normal" officeooo:rsid="001a116f" officeooo:paragraph-rsid="00996c7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ab1d3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Frame_20_contents">
      <style:paragraph-properties fo:text-align="center" style:justify-single-word="false"/>
    </style:style>
    <style:style style:name="P12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8pt" fo:font-style="normal" style:text-underline-style="none" fo:font-weight="normal" officeooo:rsid="001a116f" officeooo:paragraph-rsid="00ab1d3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officeooo:rsid="001a116f"/>
    </style:style>
    <style:style style:name="fr1" style:family="graphic" style:parent-style-name="Frame">
      <style:graphic-properties fo:margin-left="0.011cm" fo:margin-right="0cm" fo:margin-top="0cm" fo:margin-bottom="0cm" style:vertical-pos="from-top" style:horizontal-pos="center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placeholder text:placeholder-type="text">&lt;for each="record in get_report_label(data)"&gt;</text:placeholder></text:p>
      <text:p text:style-name="P2"><text:placeholder text:placeholder-type="text">&lt;for each="counter in range(0, record.get('counter', 1))"&gt;</text:placeholder></text:p>
      <text:p text:style-name="P3">ART,<text:span text:style-name="T1"><text:placeholder text:placeholder-type="text">&lt;load (record, 'code')&gt;</text:placeholder></text:span></text:p>
      <text:p text:style-name="P7">ATTENTION AUX RISQUES DE PINCEMENT ET DE CISAILLEMENTE EN COURS D'INSTALLATION</text:p>
      <text:p text:style-name="P8"/>
      <text:p text:style-name="P2"><text:placeholder text:placeholder-type="text">&lt;load (record, 'fabric')&gt;</text:placeholder></text:p>
      <text:p text:style-name="P2"><text:placeholder text:placeholder-type="text">&lt;load (record, 'frame')&gt;</text:placeholder></text:p>
      <text:p text:style-name="P2"><text:placeholder text:placeholder-type="text">&lt;load (record, 'color')&gt;</text:placeholder></text:p>
      <text:p text:style-name="P2"><text:placeholder text:placeholder-type="text">&lt;load (record, 'canvas')&gt;</text:placeholder></text:p>
      <text:p text:style-name="P6">-NETTOYER SEULMENT A L'EAU ET SAVON</text:p>
      <text:p text:style-name="P6">-NETTOYER A LA MAIN</text:p>
      <text:p text:style-name="P6">-NE PAS RANGER HUMIDE</text:p>
      <text:p text:style-name="P6">-STOCKER DANS UN ENDROIT SEC</text:p>
      <text:p text:style-name="P6">-POSITIONNER DE MANIERE STABLE SUR UN SOL PLAN </text:p>
      <text:p text:style-name="P6">-FABRICANT: FIAM SPA</text:p>
      <text:p text:style-name="P2">- ORIGINE: ITALIE</text:p>
      <text:p text:style-name="P2">CLASSE D'UTILISATION: DOMESTIQUE</text:p>
      <text:p text:style-name="P3">NOTICE A CONSERVER </text:p>
      <text:p text:style-name="P5"><draw:frame draw:style-name="fr1" draw:name="Cornice2" text:anchor-type="as-char" svg:y="0.111cm" svg:width="3.5cm" svg:height="1cm" draw:z-index="0"><draw:text-box><text:p text:style-name="P11"/><text:p text:style-name="P11"/><text:p text:style-name="P11"/><text:p text:style-name="P11"/><text:p text:style-name="P11"/></draw:text-box></draw:frame></text:p>
      <text:p text:style-name="P4">LOT DE FABRUCATION: <text:span text:style-name="T1"><text:placeholder text:placeholder-type="text">&lt;load (record, 'period')&gt;</text:placeholder></text:span></text:p>
      <text:p text:style-name="P9"><text:placeholder text:placeholder-type="text">&lt;/for&gt;</text:placeholder></text:p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2cm" fo:page-height="11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16-10-14T18:17:30.525365764</dc:date>
    <meta:editing-duration>PT12H47M56S</meta:editing-duration>
    <meta:editing-cycles>156</meta:editing-cycles>
    <meta:generator>LibreOffice/4.3.3.2$Linux_X86_64 LibreOffice_project/430m0$Build-2</meta:generator>
    <dc:creator>gloria </dc:creator>
    <meta:document-statistic meta:table-count="0" meta:image-count="0" meta:object-count="0" meta:page-count="2" meta:paragraph-count="21" meta:word-count="77" meta:character-count="623" meta:non-whitespace-character-count="564"/>
  </office:meta>
</office:document-meta>
</file>